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662cm"/>
    </style:style>
    <style:style style:name="co2" style:family="table-column">
      <style:table-column-properties fo:break-before="auto" style:column-width="16.722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3.916cm"/>
    </style:style>
    <style:style style:name="co9" style:family="table-column">
      <style:table-column-properties fo:break-before="auto" style:column-width="16.854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5.609cm"/>
    </style:style>
    <style:style style:name="co12" style:family="table-column">
      <style:table-column-properties fo:break-before="auto" style:column-width="5.292cm"/>
    </style:style>
    <style:style style:name="co13" style:family="table-column">
      <style:table-column-properties fo:break-before="auto" style:column-width="10.292cm"/>
    </style:style>
    <style:style style:name="co14" style:family="table-column">
      <style:table-column-properties fo:break-before="auto" style:column-width="6.324cm"/>
    </style:style>
    <style:style style:name="co15" style:family="table-column">
      <style:table-column-properties fo:break-before="auto" style:column-width="6.747cm"/>
    </style:style>
    <style:style style:name="co16" style:family="table-column">
      <style:table-column-properties fo:break-before="auto" style:column-width="6.588cm"/>
    </style:style>
    <style:style style:name="co17" style:family="table-column">
      <style:table-column-properties fo:break-before="auto" style:column-width="3.572cm"/>
    </style:style>
    <style:style style:name="co18" style:family="table-column">
      <style:table-column-properties fo:break-before="auto" style:column-width="3.387cm"/>
    </style:style>
    <style:style style:name="co19" style:family="table-column">
      <style:table-column-properties fo:break-before="auto" style:column-width="5.794cm"/>
    </style:style>
    <style:style style:name="co20" style:family="table-column">
      <style:table-column-properties fo:break-before="auto" style:column-width="4.286cm"/>
    </style:style>
    <style:style style:name="co21" style:family="table-column">
      <style:table-column-properties fo:break-before="auto" style:column-width="6.482cm"/>
    </style:style>
    <style:style style:name="co22" style:family="table-column">
      <style:table-column-properties fo:break-before="auto" style:column-width="3.466cm"/>
    </style:style>
    <style:style style:name="co23" style:family="table-column">
      <style:table-column-properties fo:break-before="auto" style:column-width="6.959cm"/>
    </style:style>
    <style:style style:name="co24" style:family="table-column">
      <style:table-column-properties fo:break-before="auto" style:column-width="5.383cm"/>
    </style:style>
    <style:style style:name="co25" style:family="table-column">
      <style:table-column-properties fo:break-before="auto" style:column-width="11.201cm"/>
    </style:style>
    <style:style style:name="co26" style:family="table-column">
      <style:table-column-properties fo:break-before="auto" style:column-width="5.052cm"/>
    </style:style>
    <style:style style:name="co27" style:family="table-column">
      <style:table-column-properties fo:break-before="auto" style:column-width="4.648cm"/>
    </style:style>
    <style:style style:name="co28" style:family="table-column">
      <style:table-column-properties fo:break-before="auto" style:column-width="11.028cm"/>
    </style:style>
    <style:style style:name="co29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3.688cm"/>
    </style:style>
    <style:style style:name="co31" style:family="table-column">
      <style:table-column-properties fo:break-before="auto" style:column-width="10.7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page" style:use-optimal-row-height="true"/>
    </style:style>
    <style:style style:name="ro5" style:family="table-row">
      <style:table-row-properties style:row-height="1cm" fo:break-before="page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2.895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0.506cm" fo:break-before="auto" style:use-optimal-row-height="true"/>
    </style:style>
    <style:style style:name="ro12" style:family="table-row">
      <style:table-row-properties style:row-height="1.014cm" fo:break-before="auto" style:use-optimal-row-height="true"/>
    </style:style>
    <style:style style:name="ro13" style:family="table-row">
      <style:table-row-properties style:row-height="1.49cm" fo:break-before="auto" style:use-optimal-row-height="true"/>
    </style:style>
    <style:style style:name="ro14" style:family="table-row">
      <style:table-row-properties style:row-height="1.965cm" fo:break-before="auto" style:use-optimal-row-height="true"/>
    </style:style>
    <style:style style:name="ro15" style:family="table-row">
      <style:table-row-properties style:row-height="2.441cm" fo:break-before="auto" style:use-optimal-row-height="true"/>
    </style:style>
    <style:style style:name="ro16" style:family="table-row">
      <style:table-row-properties style:row-height="2.91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>
      <style:table-cell-properties fo:background-color="#c0c0c0" fo:wrap-option="wrap" style:vertical-align="automatic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wrap-option="wrap" style:vertical-align="top"/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color="#ff0000" fo:font-weight="bold" style:font-weight-asian="bold" style:font-weight-complex="bold"/>
    </style:style>
    <style:style style:name="ce9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 style:data-style-name="N0">
      <style:table-cell-properties fo:wrap-option="wrap" style:vertical-align="automatic"/>
      <style:text-properties fo:color="#000000"/>
    </style:style>
    <style:style style:name="ce12" style:family="table-cell" style:parent-style-name="Default" style:data-style-name="N0">
      <style:table-cell-properties fo:wrap-option="wrap" style:vertical-align="top"/>
    </style:style>
    <style:style style:name="ce13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fo:color="#2300dc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c0c0c0" style:text-align-source="fix" style:repeat-content="false" fo:wrap-option="wrap" style:vertical-align="top"/>
      <style:paragraph-properties fo:text-align="justify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justify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 style:vertical-align="top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top"/>
    </style:style>
    <style:style style:name="ce23" style:family="table-cell" style:parent-style-name="Default" style:data-style-name="N0">
      <style:table-cell-properties fo:wrap-option="wrap" style:vertical-align="top"/>
      <style:text-properties fo:color="#2300dc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c0c0c0" fo:wrap-option="wrap" style:vertical-align="top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fo:wrap-option="wrap"/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>
            <text:p>Requisitos funcionais</text:p>
          </table:table-cell>
          <table:table-cell table:number-columns-repeated="102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2" office:value-type="string">
            <text:p>Identificador</text:p>
          </table:table-cell>
          <table:table-cell table:style-name="ce6" office:value-type="string">
            <text:p>Descrição</text:p>
          </table:table-cell>
          <table:table-cell table:style-name="ce6" office:value-type="string">
            <text:p>Prioridade</text:p>
          </table:table-cell>
          <table:table-cell table:style-name="ce2" office:value-type="string">
            <text:p>Depende de</text:p>
          </table:table-cell>
          <table:table-cell table:number-columns-repeated="1020"/>
        </table:table-row>
        <table:table-row table:style-name="ro3">
          <table:table-cell office:value-type="string">
            <text:p>RF01</text:p>
          </table:table-cell>
          <table:table-cell office:value-type="string">
            <text:p>O sistema deve controlar o acervo de livros da biblioteca, registrando os usuários e o itens emprestados, bem como a data de empréstimo e devolução</text:p>
          </table:table-cell>
          <table:table-cell table:style-name="ce5" office:value-type="string">
            <text:p>Alta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RF02</text:p>
          </table:table-cell>
          <table:table-cell office:value-type="string">
            <text:p>O sistema deve registrar devoluções, indicando quais itens estão sendo devolvidos e se houve ou não atraso na devolução</text:p>
          </table:table-cell>
          <table:table-cell office:value-type="string">
            <text:p>Alta</text:p>
          </table:table-cell>
          <table:table-cell office:value-type="string">
            <text:p>RF01</text:p>
          </table:table-cell>
          <table:table-cell table:number-columns-repeated="1020"/>
        </table:table-row>
        <table:table-row table:style-name="ro1">
          <table:table-cell office:value-type="string">
            <text:p>RF03</text:p>
          </table:table-cell>
          <table:table-cell table:style-name="ce3" office:value-type="string">
            <text:p>Quando um item é devolvido, o sistema deve <text:s/>colocá-lo no carrinho</text:p>
          </table:table-cell>
          <table:table-cell office:value-type="string">
            <text:p>Média</text:p>
          </table:table-cell>
          <table:table-cell office:value-type="string">
            <text:p>RF02</text:p>
          </table:table-cell>
          <table:table-cell table:number-columns-repeated="1020"/>
        </table:table-row>
        <table:table-row table:style-name="ro4">
          <table:table-cell office:value-type="string">
            <text:p>RF04</text:p>
          </table:table-cell>
          <table:table-cell office:value-type="string">
            <text:p>O sistema só deve permitir apenas uma renovação de empréstimo para cada item</text:p>
          </table:table-cell>
          <table:table-cell office:value-type="string">
            <text:p>Alta</text:p>
          </table:table-cell>
          <table:table-cell office:value-type="string">
            <text:p>RN05</text:p>
          </table:table-cell>
          <table:table-cell table:number-columns-repeated="1020"/>
        </table:table-row>
        <table:table-row table:style-name="ro2">
          <table:table-cell office:value-type="string">
            <text:p>RF05</text:p>
          </table:table-cell>
          <table:table-cell office:value-type="string">
            <text:p>Caso haja atraso na devolução o sistema deve <text:s/>calcular e informar os dias de suspensão</text:p>
          </table:table-cell>
          <table:table-cell office:value-type="string">
            <text:p>Alta</text:p>
          </table:table-cell>
          <table:table-cell office:value-type="string">
            <text:p>RN03</text:p>
          </table:table-cell>
          <table:table-cell table:number-columns-repeated="1020"/>
        </table:table-row>
        <table:table-row table:style-name="ro1">
          <table:table-cell office:value-type="string">
            <text:p>RF06</text:p>
          </table:table-cell>
          <table:table-cell table:style-name="ce3" office:value-type="string">
            <text:p>O sistema deve informar aos usuários o histórico de empréstimo, divido por categoria</text:p>
          </table:table-cell>
          <table:table-cell office:value-type="string">
            <text:p>Alta</text:p>
          </table:table-cell>
          <table:table-cell office:value-type="string">
            <text:p>RN11, RF02</text:p>
          </table:table-cell>
          <table:table-cell table:number-columns-repeated="1020"/>
        </table:table-row>
        <table:table-row table:style-name="ro2">
          <table:table-cell office:value-type="string">
            <text:p>RF07</text:p>
          </table:table-cell>
          <table:table-cell office:value-type="string">
            <text:p>O sistema deve aceitar que somente o Administrador e/ou o funcionário possam excluir itens</text:p>
          </table:table-cell>
          <table:table-cell office:value-type="string">
            <text:p>Alta</text:p>
          </table:table-cell>
          <table:table-cell office:value-type="string">
            <text:p>RN09, RF16</text:p>
          </table:table-cell>
          <table:table-cell table:number-columns-repeated="1020"/>
        </table:table-row>
        <table:table-row table:style-name="ro2">
          <table:table-cell office:value-type="string">
            <text:p>RF08</text:p>
          </table:table-cell>
          <table:table-cell office:value-type="string">
            <text:p>O sistema deve aceitar que somente o Administrador e/ou o funcionário cadastrem itens</text:p>
          </table:table-cell>
          <table:table-cell office:value-type="string">
            <text:p>Alta</text:p>
          </table:table-cell>
          <table:table-cell office:value-type="string">
            <text:p>RF16</text:p>
          </table:table-cell>
          <table:table-cell table:number-columns-repeated="1020"/>
        </table:table-row>
        <table:table-row table:style-name="ro3">
          <table:table-cell office:value-type="string">
            <text:p>RF09</text:p>
          </table:table-cell>
          <table:table-cell office:value-type="string">
            <text:p>O sistema não exclui um usuário definitivamente, apenas o marca o usuário como inativo por um tempo determinado pelo Administrador</text:p>
          </table:table-cell>
          <table:table-cell office:value-type="string">
            <text:p>Média</text:p>
          </table:table-cell>
          <table:table-cell office:value-type="string">
            <text:p>RN10</text:p>
          </table:table-cell>
          <table:table-cell table:number-columns-repeated="1020"/>
        </table:table-row>
        <table:table-row table:style-name="ro5">
          <table:table-cell office:value-type="string">
            <text:p>RF10</text:p>
          </table:table-cell>
          <table:table-cell office:value-type="string">
            <text:p>O sistema não deve permitir que usuários validados e com empréstimos pendentes sejam excluídos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F11</text:p>
          </table:table-cell>
          <table:table-cell office:value-type="string">
            <text:p>O sistema só deve permitir o empréstimo de itens a alunos validados</text:p>
          </table:table-cell>
          <table:table-cell office:value-type="string">
            <text:p>Alta</text:p>
          </table:table-cell>
          <table:table-cell office:value-type="string">
            <text:p>RN01</text:p>
          </table:table-cell>
          <table:table-cell table:number-columns-repeated="1020"/>
        </table:table-row>
        <table:table-row table:style-name="ro2">
          <table:table-cell office:value-type="string">
            <text:p>RF12</text:p>
          </table:table-cell>
          <table:table-cell office:value-type="string">
            <text:p>Somente o funcionário e/ou Administrador podem validar um usuário</text:p>
          </table:table-cell>
          <table:table-cell office:value-type="string">
            <text:p>Alta</text:p>
          </table:table-cell>
          <table:table-cell office:value-type="string">
            <text:p>RF16</text:p>
          </table:table-cell>
          <table:table-cell table:number-columns-repeated="1020"/>
        </table:table-row>
        <table:table-row table:style-name="ro3">
          <table:table-cell office:value-type="string">
            <text:p>RF13</text:p>
          </table:table-cell>
          <table:table-cell office:value-type="string">
            <text:p>O sistema deve atualizar o status de um item toda vez que este for devolvido, ou colocado na prateleira</text:p>
          </table:table-cell>
          <table:table-cell office:value-type="string">
            <text:p>Média</text:p>
          </table:table-cell>
          <table:table-cell office:value-type="string">
            <text:p>RF03</text:p>
          </table:table-cell>
          <table:table-cell table:number-columns-repeated="1020"/>
        </table:table-row>
        <table:table-row table:style-name="ro2">
          <table:table-cell office:value-type="string">
            <text:p>RF14</text:p>
          </table:table-cell>
          <table:table-cell office:value-type="string">
            <text:p>O sistema deve informar na consulta de um item o último carrinho em que este se encontrav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2">
          <table:table-cell office:value-type="string">
            <text:p>RF15</text:p>
          </table:table-cell>
          <table:table-cell office:value-type="string">
            <text:p>O sistema deve bloquear os usuários a cada final de semestre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F16</text:p>
          </table:table-cell>
          <table:table-cell office:value-type="string">
            <text:p>O sistema deve possuir a seguinte hierarquia de permissões: Sistema &gt; Administrador &gt; Funcionário &gt; Usuário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F17</text:p>
          </table:table-cell>
          <table:table-cell office:value-type="string">
            <text:p>Caso um item esteja emprestado e não haja livros restantes no acervo, o sistema deve mostrar para o usuário tempo restante para a devolução do item</text:p>
          </table:table-cell>
          <table:table-cell office:value-type="string">
            <text:p>Média</text:p>
          </table:table-cell>
          <table:table-cell office:value-type="string">
            <text:p>RF01, RF02</text:p>
          </table:table-cell>
          <table:table-cell table:number-columns-repeated="1020"/>
        </table:table-row>
        <table:table-row table:style-name="ro2">
          <table:table-cell office:value-type="string">
            <text:p>RF18</text:p>
          </table:table-cell>
          <table:table-cell office:value-type="string">
            <text:p>Somente o Administrador pode gerar relatórios</text:p>
          </table:table-cell>
          <table:table-cell/>
          <table:table-cell office:value-type="string">
            <text:p>RF01, RF02</text:p>
          </table:table-cell>
          <table:table-cell table:number-columns-repeated="1020"/>
        </table:table-row>
        <table:table-row table:style-name="ro3">
          <table:table-cell office:value-type="string">
            <text:p>RF19</text:p>
          </table:table-cell>
          <table:table-cell office:value-type="string">
            <text:p>O sistema deve guardar o registro das editoras e produtoras existentes no acervo, sendo que somente o Administrador pode cadastrá-las e/ou excluí-la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2">
          <table:table-cell office:value-type="string">
            <text:p>RF20</text:p>
          </table:table-cell>
          <table:table-cell office:value-type="string">
            <text:p>O sistema deve zerar o histórico de todos os alunos a cada começo de semestre</text:p>
          </table:table-cell>
          <table:table-cell table:number-columns-repeated="1022"/>
        </table:table-row>
        <table:table-row table:style-name="ro2">
          <table:table-cell office:value-type="string">
            <text:p>RF21</text:p>
          </table:table-cell>
          <table:table-cell office:value-type="string">
            <text:p>O sistema deve permitir consultas pela intern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Requisitos não funcionais</text:p>
          </table:table-cell>
          <table:table-cell table:number-columns-repeated="102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2" office:value-type="string">
            <text:p>Identificador</text:p>
          </table:table-cell>
          <table:table-cell table:style-name="ce6" office:value-type="string">
            <text:p>Descrição</text:p>
          </table:table-cell>
          <table:table-cell table:style-name="ce2" office:value-type="string">
            <text:p>Categoria</text:p>
          </table:table-cell>
          <table:table-cell table:style-name="ce2" office:value-type="string">
            <text:p>Escopo</text:p>
          </table:table-cell>
          <table:table-cell table:style-name="ce2" office:value-type="string">
            <text:p>Prioridade</text:p>
          </table:table-cell>
          <table:table-cell table:style-name="ce2" office:value-type="string">
            <text:p>Depende de</text:p>
          </table:table-cell>
          <table:table-cell table:number-columns-repeated="1018"/>
        </table:table-row>
        <table:table-row table:style-name="ro3">
          <table:table-cell office:value-type="string">
            <text:p>RNF01</text:p>
          </table:table-cell>
          <table:table-cell office:value-type="string">
            <text:p>O sistema deve ser de fácil utilização, devendo-se evitar a digitação desnecessária de informações, de modo a dar agilidade ao processo.</text:p>
          </table:table-cell>
          <table:table-cell office:value-type="string">
            <text:p>Usabilidade</text:p>
          </table:table-cell>
          <table:table-cell office:value-type="string">
            <text:p>Sistema</text:p>
          </table:table-cell>
          <table:table-cell office:value-type="string">
            <text:p>Alta</text:p>
          </table:table-cell>
          <table:table-cell table:number-columns-repeated="1019"/>
        </table:table-row>
        <table:table-row table:style-name="ro2">
          <table:table-cell office:value-type="string">
            <text:p>RNF02</text:p>
          </table:table-cell>
          <table:table-cell office:value-type="string">
            <text:p>A consulta ao acervo deve estar disponível via internet</text:p>
          </table:table-cell>
          <table:table-cell table:number-columns-repeated="1022"/>
        </table:table-row>
        <table:table-row table:style-name="ro2">
          <table:table-cell office:value-type="string">
            <text:p>RNF03</text:p>
          </table:table-cell>
          <table:table-cell office:value-type="string">
            <text:p>A renovação de empréstimo deve poder ser feita pela internet</text:p>
          </table:table-cell>
          <table:table-cell table:number-columns-repeated="1022"/>
        </table:table-row>
        <table:table-row table:style-name="ro1">
          <table:table-cell office:value-type="string">
            <text:p>RNF04</text:p>
          </table:table-cell>
          <table:table-cell table:number-columns-repeated="1023"/>
        </table:table-row>
        <table:table-row table:style-name="ro1">
          <table:table-cell office:value-type="string">
            <text:p>RNF05</text:p>
          </table:table-cell>
          <table:table-cell table:number-columns-repeated="1023"/>
        </table:table-row>
        <table:table-row table:style-name="ro1">
          <table:table-cell office:value-type="string">
            <text:p>RNF06</text:p>
          </table:table-cell>
          <table:table-cell table:number-columns-repeated="1023"/>
        </table:table-row>
        <table:table-row table:style-name="ro1">
          <table:table-cell office:value-type="string">
            <text:p>RNF07</text:p>
          </table:table-cell>
          <table:table-cell table:number-columns-repeated="1023"/>
        </table:table-row>
        <table:table-row table:style-name="ro1">
          <table:table-cell office:value-type="string">
            <text:p>RNF08</text:p>
          </table:table-cell>
          <table:table-cell table:number-columns-repeated="1023"/>
        </table:table-row>
        <table:table-row table:style-name="ro1">
          <table:table-cell office:value-type="string">
            <text:p>RNF09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7" table:number-columns-repeated="8" table:default-cell-style-name="ce5"/>
        <table:table-column table:style-name="co7" table:number-columns-repeated="1012" table:default-cell-style-name="ce3"/>
        <table:table-row table:style-name="ro6">
          <table:table-cell table:style-name="ce7" office:value-type="string">
            <text:p>Regras de Negócio</text:p>
          </table:table-cell>
          <table:table-cell table:number-columns-repeated="1023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6" office:value-type="string">
            <text:p>Identificador</text:p>
          </table:table-cell>
          <table:table-cell table:style-name="ce6" office:value-type="string">
            <text:p>Descrição</text:p>
          </table:table-cell>
          <table:table-cell table:style-name="ce6" office:value-type="string">
            <text:p>Prioridade</text:p>
          </table:table-cell>
          <table:table-cell table:style-name="ce6" office:value-type="string">
            <text:p>Depende de</text:p>
          </table:table-cell>
          <table:table-cell table:number-columns-repeated="1020"/>
        </table:table-row>
        <table:table-row table:style-name="ro2">
          <table:table-cell office:value-type="string">
            <text:p>RN01</text:p>
          </table:table-cell>
          <table:table-cell office:value-type="string">
            <text:p>Os usuários devem comprovar vínculo com a instituição no início de cada semestre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2</text:p>
          </table:table-cell>
          <table:table-cell office:value-type="string">
            <text:p>Cada usuário terá um número de inscrição único que corresponde ao número de <text:s/>matrícula na universidade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3</text:p>
          </table:table-cell>
          <table:table-cell office:value-type="string">
            <text:p>Caso um item seja devolvido com atraso, o sistema irá suspender o usuário pelo dobro de dias correspondentes ao atraso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4</text:p>
          </table:table-cell>
          <table:table-cell office:value-type="string">
            <text:p>Itens não podem ser reservados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5</text:p>
          </table:table-cell>
          <table:table-cell office:value-type="string">
            <text:p>O usuário poderá renovar o empréstimo de um item apenas uma vez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6</text:p>
          </table:table-cell>
          <table:table-cell office:value-type="string">
            <text:p><text:s/>O prazo de locação é fixado em 14 dias, podendo ser prorrogado por mais 10 dias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7</text:p>
          </table:table-cell>
          <table:table-cell office:value-type="string">
            <text:p>Somente um funcionário ou administrador podem realizar o empréstimo de um item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8</text:p>
          </table:table-cell>
          <table:table-cell office:value-type="string">
            <text:p>Somente um funcionário ou administrador podem cadastrar um item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9</text:p>
          </table:table-cell>
          <table:table-cell office:value-type="string">
            <text:p>Somente o administrador e um funcionário podem excluir/dar baixa em um item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0</text:p>
          </table:table-cell>
          <table:table-cell office:value-type="string">
            <text:p>O sistema não realiza exclusões definitivas, apenas torna o usuário inativo por um período determinado pelo Administrador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1</text:p>
          </table:table-cell>
          <table:table-cell office:value-type="string">
            <text:p>O sistema deve manter um histórico de empréstimos, logo, usuários validados e que tenham feito empréstimos não poderão ser excluídos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2</text:p>
          </table:table-cell>
          <table:table-cell office:value-type="string">
            <text:p>O sistema bloqueia os alunos automaticamente ao final de cada semestre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3</text:p>
          </table:table-cell>
          <table:table-cell office:value-type="string">
            <text:p>O prazo para empréstimo de itens não pode ser alterado, apenas o prazo de prorrogação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4</text:p>
          </table:table-cell>
          <table:table-cell office:value-type="string">
            <text:p>Cada usuário terá uma senha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5</text:p>
          </table:table-cell>
          <table:table-cell office:value-type="string">
            <text:p>Os usuários podem consultar os itens disponíveis, bem como o tempo restante para devolução de um item específico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6</text:p>
          </table:table-cell>
          <table:table-cell office:value-type="string">
            <text:p>O sistema deverá mostrar o status de um item, se está em espera ou se está na prateleir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3">
          <table:table-cell office:value-type="string">
            <text:p>RN17</text:p>
          </table:table-cell>
          <table:table-cell office:value-type="string">
            <text:p>Quando um livro é devolvido, é colocado em um "carrinho" (virtual) para que possa posteriormente ser colocado de volta na prateleir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2">
          <table:table-cell office:value-type="string">
            <text:p>RN18</text:p>
          </table:table-cell>
          <table:table-cell office:value-type="string">
            <text:p>Os itens são divididos em categorias, estas são: Livros, Revistas e CD/DVD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9</text:p>
          </table:table-cell>
          <table:table-cell office:value-type="string">
            <text:p>Um usuário só pode possuir no máximo 10 empréstimos simultâneos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20</text:p>
          </table:table-cell>
          <table:table-cell office:value-type="string">
            <text:p>Os históricos de empréstimos devem ser guardados somente para o semestre corrente, ou seja, ao começo de cada semestre o histórico é zerado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1">
        <table:table-column table:style-name="co12" table:default-cell-style-name="ce5"/>
        <table:table-column table:style-name="co13" table:default-cell-style-name="ce5"/>
        <table:table-column table:style-name="co7" table:number-columns-repeated="6" table:default-cell-style-name="ce5"/>
        <table:table-column table:style-name="co7" table:number-columns-repeated="1016" table:default-cell-style-name="ce3"/>
        <table:table-row table:style-name="ro2">
          <table:table-cell table:style-name="ce8" office:value-type="string">
            <text:p>Modelo dos casos de uso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9" office:value-type="string">
            <text:p>Ator</text:p>
          </table:table-cell>
          <table:table-cell table:style-name="ce9" office:value-type="string">
            <text:p>Descrição</text:p>
          </table:table-cell>
          <table:table-cell table:number-columns-repeated="1022"/>
        </table:table-row>
        <table:table-row table:style-name="ro2">
          <table:table-cell office:value-type="string">
            <text:p>Usuário</text:p>
          </table:table-cell>
          <table:table-cell office:value-type="string">
            <text:p>Representa os alunos da universidade </text:p>
          </table:table-cell>
          <table:table-cell table:number-columns-repeated="1022"/>
        </table:table-row>
        <table:table-row table:style-name="ro3">
          <table:table-cell office:value-type="string">
            <text:p>Funcionário</text:p>
          </table:table-cell>
          <table:table-cell office:value-type="string">
            <text:p>Representa os funcionários da biblioteca, responsáveis pela manutenção dos itens do acervo</text:p>
          </table:table-cell>
          <table:table-cell table:number-columns-repeated="1022"/>
        </table:table-row>
        <table:table-row table:style-name="ro7">
          <table:table-cell office:value-type="string">
            <text:p>Administrador</text:p>
          </table:table-cell>
          <table:table-cell office:value-type="string">
            <text:p>Representa o gerente/diretor da biblioteca, reponsável pela manutenção de contatos externos e controle dos aluno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/>
          <table:table-cell table:style-name="Default"/>
          <table:table-cell table:number-columns-repeated="1022"/>
        </table:table-row>
        <table:table-row table:style-name="ro1" table:number-rows-repeated="6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4" table:style-name="ta3"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7" table:number-columns-repeated="7" table:default-cell-style-name="ce5"/>
        <table:table-column table:style-name="co7" table:number-columns-repeated="1012" table:default-cell-style-name="ce3"/>
        <table:table-row table:style-name="ro6">
          <table:table-cell table:style-name="ce7" office:value-type="string">
            <text:p>Subsistema Controle de Acerv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>
            <text:p>Casos de uso cadastra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>
            <text:p>Caso de Uso</text:p>
          </table:table-cell>
          <table:table-cell table:style-name="ce9" office:value-type="string">
            <text:p>Ações possíveis</text:p>
          </table:table-cell>
          <table:table-cell table:style-name="ce9" office:value-type="string">
            <text:p>Observações</text:p>
          </table:table-cell>
          <table:table-cell table:style-name="ce9" office:value-type="string">
            <text:p>Requisitos</text:p>
          </table:table-cell>
          <table:table-cell table:style-name="ce9" office:value-type="string">
            <text:p>Classes</text:p>
          </table:table-cell>
          <table:table-cell table:number-columns-repeated="1019"/>
        </table:table-row>
        <table:table-row table:style-name="ro8">
          <table:table-cell office:value-type="string">
            <text:p>Cadastrar item</text:p>
          </table:table-cell>
          <table:table-cell office:value-type="string">
            <text:p>I,A,E,C</text:p>
          </table:table-cell>
          <table:table-cell office:value-type="string">
            <text:p>[I] Informar: nome, autor, descrição, ano de publicação, <text:s/>edição, descrição <text:s/>[E] Um item não pode ser excluído se estiver emprestado</text:p>
          </table:table-cell>
          <table:table-cell/>
          <table:table-cell office:value-type="string">
            <text:p>Item</text:p>
          </table:table-cell>
          <table:table-cell table:number-columns-repeated="1019"/>
        </table:table-row>
        <table:table-row table:style-name="ro9">
          <table:table-cell office:value-type="string">
            <text:p>Cadastrar editora/produtora</text:p>
          </table:table-cell>
          <table:table-cell office:value-type="string">
            <text:p>I,A,E,C</text:p>
          </table:table-cell>
          <table:table-cell office:value-type="string">
            <text:p>[I] Informar: nome, endereço, telefone, fax, CNPJ, Inscrição Estadual, data de criação, e-mail [E] Uma produtora/editora não pode ser excluída se um de seus itens estiver emprestado</text:p>
          </table:table-cell>
          <table:table-cell/>
          <table:table-cell office:value-type="string">
            <text:p>Contatos externos, Editora, Produtora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9" office:value-type="string">
            <text:p>Casos de uso de Consul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>
            <text:p>Caso de Uso</text:p>
          </table:table-cell>
          <table:table-cell table:style-name="Default"/>
          <table:table-cell table:style-name="ce9" office:value-type="string">
            <text:p>Observações</text:p>
          </table:table-cell>
          <table:table-cell table:style-name="ce9" office:value-type="string">
            <text:p>Requisitos</text:p>
          </table:table-cell>
          <table:table-cell table:style-name="ce9" office:value-type="string">
            <text:p>Classes</text:p>
          </table:table-cell>
          <table:table-cell table:number-columns-repeated="1019"/>
        </table:table-row>
        <table:table-row table:style-name="ro8">
          <table:table-cell office:value-type="string">
            <text:p>Consultar item</text:p>
          </table:table-cell>
          <table:table-cell table:style-name="Default"/>
          <table:table-cell office:value-type="string">
            <text:p>As consultas podem ser feitas por nome, informando o nome completo ou parte dele, ano de publicação ou autor</text:p>
          </table:table-cell>
          <table:table-cell/>
          <table:table-cell office:value-type="string">
            <text:p>Item</text:p>
          </table:table-cell>
          <table:table-cell table:number-columns-repeated="1019"/>
        </table:table-row>
        <table:table-row table:style-name="ro2">
          <table:table-cell office:value-type="string">
            <text:p>Consultar usuários</text:p>
          </table:table-cell>
          <table:table-cell table:style-name="Default"/>
          <table:table-cell table:number-columns-repeated="2"/>
          <table:table-cell office:value-type="string">
            <text:p>Alunos</text:p>
          </table:table-cell>
          <table:table-cell table:number-columns-repeated="1019"/>
        </table:table-row>
        <table:table-row table:style-name="ro2">
          <table:table-cell office:value-type="string">
            <text:p>Visualizar histórico</text:p>
          </table:table-cell>
          <table:table-cell table:number-columns-repeated="1023"/>
        </table:table-row>
        <table:table-row table:style-name="ro10">
          <table:table-cell office:value-type="string">
            <text:p>Gerar relatório</text:p>
          </table:table-cell>
          <table:table-cell/>
          <table:table-cell office:value-type="string">
            <text:p>Somente o Administrador pode gerar relatório. [C] Total usuários em atraso, itens no acervo, total de usuário suspensos, total de livros em empréstimo naquela data, etc.</text:p>
          </table:table-cell>
          <table:table-cell/>
          <table:table-cell office:value-type="string">
            <text:p>Ite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>
            <text:p>Casos de uso de Exclusã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>
            <text:p>Caso de Uso</text:p>
          </table:table-cell>
          <table:table-cell table:style-name="ce9" office:value-type="string">
            <text:p>Observações</text:p>
          </table:table-cell>
          <table:table-cell table:style-name="ce9" office:value-type="string">
            <text:p>Requisitos</text:p>
          </table:table-cell>
          <table:table-cell table:style-name="ce9" office:value-type="string">
            <text:p>Class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xcluir item</text:p>
          </table:table-cell>
          <table:table-cell table:number-columns-repeated="2"/>
          <table:table-cell office:value-type="string">
            <text:p>It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>
            <text:p>Casos de uso atualização</text:p>
          </table:table-cell>
          <table:table-cell table:style-name="ce9" office:value-type="string">
            <text:p>Observações</text:p>
          </table:table-cell>
          <table:table-cell table:style-name="ce9" office:value-type="string">
            <text:p>Requisitos</text:p>
          </table:table-cell>
          <table:table-cell table:style-name="ce9" office:value-type="string">
            <text:p>Class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office:value-type="string">
            <text:p>Atualizar status de item</text:p>
          </table:table-cell>
          <table:table-cell office:value-type="string">
            <text:p>Quando um item é devolvido ou colocado na prateleira, seu status é atualizado</text:p>
          </table:table-cell>
          <table:table-cell/>
          <table:table-cell office:value-type="string">
            <text:p>Item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5" table:style-name="ta3"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7" table:number-columns-repeated="4" table:default-cell-style-name="ce12"/>
        <table:table-column table:style-name="co7" table:number-columns-repeated="1016" table:default-cell-style-name="ce14"/>
        <table:table-row table:style-name="ro11">
          <table:table-cell table:style-name="ce7" office:value-type="string">
            <text:p>Subsistema Atendiment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1">
          <table:table-cell table:style-name="ce13" office:value-type="string">
            <text:p>Casos de uso cadastra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1">
          <table:table-cell table:style-name="ce13" office:value-type="string">
            <text:p>Caso de Uso</text:p>
          </table:table-cell>
          <table:table-cell table:style-name="ce13" office:value-type="string">
            <text:p>Ações possíveis</text:p>
          </table:table-cell>
          <table:table-cell table:style-name="ce13" office:value-type="string">
            <text:p>Requisitos</text:p>
          </table:table-cell>
          <table:table-cell table:style-name="ce13" office:value-type="string">
            <text:p>Classes</text:p>
          </table:table-cell>
          <table:table-cell table:number-columns-repeated="1020"/>
        </table:table-row>
        <table:table-row table:style-name="ro11">
          <table:table-cell office:value-type="string">
            <text:p>Cadastrar usuário</text:p>
          </table:table-cell>
          <table:table-cell office:value-type="string">
            <text:p>I,A,E,C</text:p>
          </table:table-cell>
          <table:table-cell/>
          <table:table-cell office:value-type="string">
            <text:p>Pessoa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1">
          <table:table-cell table:style-name="ce7" office:value-type="string">
            <text:p>Subsistema Bloque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1">
          <table:table-cell table:style-name="ce13" office:value-type="string">
            <text:p>Casos de uso de bloque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1">
          <table:table-cell table:style-name="ce13" office:value-type="string">
            <text:p>Caso de Uso</text:p>
          </table:table-cell>
          <table:table-cell table:style-name="ce13" office:value-type="string">
            <text:p>Ações possíveis</text:p>
          </table:table-cell>
          <table:table-cell table:style-name="ce13" office:value-type="string">
            <text:p>Requisitos</text:p>
          </table:table-cell>
          <table:table-cell table:style-name="ce13" office:value-type="string">
            <text:p>Classes</text:p>
          </table:table-cell>
          <table:table-cell table:number-columns-repeated="1020"/>
        </table:table-row>
        <table:table-row table:style-name="ro11">
          <table:table-cell office:value-type="string">
            <text:p>Bloquear usuário</text:p>
          </table:table-cell>
          <table:table-cell office:value-type="string">
            <text:p>A</text:p>
          </table:table-cell>
          <table:table-cell/>
          <table:table-cell office:value-type="string">
            <text:p>Aluno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6" table:style-name="ta3"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7" table:number-columns-repeated="18" table:default-cell-style-name="ce12"/>
        <table:table-column table:style-name="co7" table:number-columns-repeated="1003" table:default-cell-style-name="ce14"/>
        <table:table-row table:style-name="ro11">
          <table:table-cell table:style-name="ce15" office:value-type="string">
            <text:p>Subsistema Controle de Acerv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2">
          <table:table-cell table:style-name="ce17" office:value-type="string">
            <text:p>Descrição do caso de Uso Cadastrar item</text:p>
          </table:table-cell>
          <table:table-cell table:number-columns-repeated="1023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11">
          <table:table-cell table:style-name="ce18" office:value-type="string">
            <text:p>Fluxo De eventos normais</text:p>
          </table:table-cell>
          <table:table-cell table:style-name="ce18" office:value-type="string">
            <text:p>Precondi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3">
          <table:table-cell office:value-type="string">
            <text:p>Incluir item</text:p>
          </table:table-cell>
          <table:table-cell office:value-type="string">
            <text:p>1. O item não pode existir no acervo</text:p>
          </table:table-cell>
          <table:table-cell office:value-type="string">
            <text:p>1. O funcionário insere os dados do item a ser cadastrado 2. O funcionário informa a categoria do item 3. O funcionário confirma o cadastro</text:p>
          </table:table-cell>
          <table:table-cell table:number-columns-repeated="1021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 table:style-name="ce18" office:value-type="string">
            <text:p>Fluxo de eventos variante</text:p>
          </table:table-cell>
          <table:table-cell table:style-name="ce18" office:value-type="string">
            <text:p>Variante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4">
          <table:table-cell office:value-type="string">
            <text:p>Incluir item</text:p>
          </table:table-cell>
          <table:table-cell office:value-type="string">
            <text:p>2. Informar categoria </text:p>
          </table:table-cell>
          <table:table-cell office:value-type="string">
            <text:p>2a. Caso o item seja um livro, o funcionário informa o ISBN 2b. Caso o item seja uma revista o funcionário informa o ISSN 2c. Caso o item seja um CD/DVD o funcionário informa o número de série</text:p>
          </table:table-cell>
          <table:table-cell table:number-columns-repeated="1021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 table:style-name="ce18" office:value-type="string">
            <text:p>Fluxo de exceção</text:p>
          </table:table-cell>
          <table:table-cell table:style-name="ce18" office:value-type="string">
            <text:p>Exce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2">
          <table:table-cell office:value-type="string">
            <text:p>Incluir item</text:p>
          </table:table-cell>
          <table:table-cell office:value-type="string">
            <text:p>3. O item já exite</text:p>
          </table:table-cell>
          <table:table-cell office:value-type="string">
            <text:p>3a. Caso o item já esteja cadastrado,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2">
          <table:table-cell table:style-name="ce17" office:value-type="string">
            <text:p>Descrição do caso de Uso Cadastrar Editora/Produtora</text:p>
          </table:table-cell>
          <table:table-cell table:number-columns-repeated="1023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1">
          <table:table-cell table:style-name="ce18" office:value-type="string">
            <text:p>Fluxo De eventos normais</text:p>
          </table:table-cell>
          <table:table-cell table:style-name="ce18" office:value-type="string">
            <text:p>Precondi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2">
          <table:table-cell office:value-type="string">
            <text:p>Incluir Editora</text:p>
          </table:table-cell>
          <table:table-cell/>
          <table:table-cell office:value-type="string">
            <text:p>1. O Administrador insere os dados da editora 2. O administrador confirma o cadastro</text:p>
          </table:table-cell>
          <table:table-cell table:number-columns-repeated="1021"/>
        </table:table-row>
        <table:table-row table:style-name="ro12">
          <table:table-cell office:value-type="string">
            <text:p>Incluir Produtora</text:p>
          </table:table-cell>
          <table:table-cell/>
          <table:table-cell office:value-type="string">
            <text:p>1. O Administrador insere os dados da produtora 2. O administrador confirma o cadastro</text:p>
          </table:table-cell>
          <table:table-cell table:number-columns-repeated="1021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table:style-name="ce18" office:value-type="string">
            <text:p>Fluxo de exceção</text:p>
          </table:table-cell>
          <table:table-cell table:style-name="ce18" office:value-type="string">
            <text:p>Exce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2">
          <table:table-cell office:value-type="string">
            <text:p>Incluir Editora</text:p>
          </table:table-cell>
          <table:table-cell office:value-type="string">
            <text:p>2. Editora já existe</text:p>
          </table:table-cell>
          <table:table-cell office:value-type="string">
            <text:p>2a. Caso a editora já esteja cadastrada, o sistema exibirá uma tela informando a ocorrência</text:p>
          </table:table-cell>
          <table:table-cell table:number-columns-repeated="1021"/>
        </table:table-row>
        <table:table-row table:style-name="ro12">
          <table:table-cell office:value-type="string">
            <text:p>Incluir Produtora</text:p>
          </table:table-cell>
          <table:table-cell office:value-type="string">
            <text:p>2. Produtora já existe</text:p>
          </table:table-cell>
          <table:table-cell office:value-type="string">
            <text:p>2a. Caso a produtora já esteja cadastrada,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2">
          <table:table-cell table:style-name="ce17" office:value-type="string">
            <text:p>Descrição do caso de Uso Consultar item</text:p>
          </table:table-cell>
          <table:table-cell table:number-columns-repeated="1023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1">
          <table:table-cell table:style-name="ce18" office:value-type="string">
            <text:p>Fluxo De eventos normais</text:p>
          </table:table-cell>
          <table:table-cell table:style-name="ce18" office:value-type="string">
            <text:p>Precondi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2">
          <table:table-cell office:value-type="string">
            <text:p>Visualizar item</text:p>
          </table:table-cell>
          <table:table-cell office:value-type="string">
            <text:p>1. Item deve estar cadastrado</text:p>
          </table:table-cell>
          <table:table-cell office:value-type="string">
            <text:p>1. O usuário informa o filtro(ano, nome, autor) para consulta 2. O sistema retorna o item deseja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table:style-name="ce18" office:value-type="string">
            <text:p>Fluxo de exceção</text:p>
          </table:table-cell>
          <table:table-cell table:style-name="ce18" office:value-type="string">
            <text:p>Exce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2">
          <table:table-cell office:value-type="string">
            <text:p>Visualizar item</text:p>
          </table:table-cell>
          <table:table-cell office:value-type="string">
            <text:p>1. Item não existe</text:p>
          </table:table-cell>
          <table:table-cell office:value-type="string">
            <text:p>2a. Caso o item não esteja cadastrado,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2">
          <table:table-cell table:style-name="ce17" office:value-type="string">
            <text:p>Descrição do caso de Uso Consultar usuários</text:p>
          </table:table-cell>
          <table:table-cell table:number-columns-repeated="1023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1">
          <table:table-cell table:style-name="ce18" office:value-type="string">
            <text:p>Fluxo De eventos normais</text:p>
          </table:table-cell>
          <table:table-cell table:style-name="ce18" office:value-type="string">
            <text:p>Precondi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2">
          <table:table-cell office:value-type="string">
            <text:p>Visualizar usuários</text:p>
          </table:table-cell>
          <table:table-cell office:value-type="string">
            <text:p>1. O usuário deve estar cadastrado</text:p>
          </table:table-cell>
          <table:table-cell office:value-type="string">
            <text:p>1. O administrador informa o nome do usuário 2. o sistema retorna as dados completos do usuári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table:style-name="ce18" office:value-type="string">
            <text:p>Fluxo de eventos variante</text:p>
          </table:table-cell>
          <table:table-cell table:style-name="ce18" office:value-type="string">
            <text:p>Variante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3">
          <table:table-cell office:value-type="string">
            <text:p>Visualizar usuários</text:p>
          </table:table-cell>
          <table:table-cell office:value-type="string">
            <text:p>1. Usuário em atraso</text:p>
          </table:table-cell>
          <table:table-cell office:value-type="string">
            <text:p>1. O Administrador informa a matrícula do usuário 2. O sistema retorna os itens e os dias em atraso correspondentes a cada ite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table:style-name="ce18" office:value-type="string">
            <text:p>Fluxo de exceção</text:p>
          </table:table-cell>
          <table:table-cell table:style-name="ce18" office:value-type="string">
            <text:p>Exce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2">
          <table:table-cell office:value-type="string">
            <text:p>Visualizar usuários</text:p>
          </table:table-cell>
          <table:table-cell table:style-name="ce19" office:value-type="string">
            <text:p>1. Usuário não existe</text:p>
          </table:table-cell>
          <table:table-cell table:style-name="ce19" office:value-type="string">
            <text:p>1. Caso o usuário não esteja cadastrado, o sistema exibirá uma tela informando a ocorrência</text:p>
          </table:table-cell>
          <table:table-cell table:number-columns-repeated="1021"/>
        </table:table-row>
        <table:table-row table:style-name="ro1">
          <table:table-cell table:style-name="ce19" table:number-columns-repeated="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 table:style-name="ce17" office:value-type="string">
            <text:p>Descrição do caso de Uso Visualizar histórico</text:p>
          </table:table-cell>
          <table:table-cell table:number-columns-repeated="1023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1">
          <table:table-cell table:style-name="ce18" office:value-type="string">
            <text:p>Fluxo De eventos normais</text:p>
          </table:table-cell>
          <table:table-cell table:style-name="ce18" office:value-type="string">
            <text:p>Precondi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4">
          <table:table-cell office:value-type="string">
            <text:p>Consultar histórico</text:p>
          </table:table-cell>
          <table:table-cell office:value-type="string">
            <text:p>1. O usuário deve ter realizado pelo menos um empréstimo</text:p>
          </table:table-cell>
          <table:table-cell office:value-type="string">
            <text:p>1. O usuário seleciona a opção visualizar histórico 2. O sistema retorna os itens que o usuário pegou emprestado no semestre corrente, bem como as informações referentes a cada empréstim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table:style-name="ce18" office:value-type="string">
            <text:p>Fluxo de exceção</text:p>
          </table:table-cell>
          <table:table-cell table:style-name="ce18" office:value-type="string">
            <text:p>Exce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3">
          <table:table-cell office:value-type="string">
            <text:p>Consultar histórico</text:p>
          </table:table-cell>
          <table:table-cell office:value-type="string">
            <text:p>1. usuário nunca realizou empréstimo</text:p>
          </table:table-cell>
          <table:table-cell office:value-type="string">
            <text:p>1a. Caso o usuário nunca tenha realizado um empréstimo no semestre corrente o sistema exibirá uma tela informando a ocorrência</text:p>
          </table:table-cell>
          <table:table-cell table:number-columns-repeated="1021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2">
          <table:table-cell table:style-name="ce17" office:value-type="string">
            <text:p>Descrição do caso de Uso Excluir item</text:p>
          </table:table-cell>
          <table:table-cell table:number-columns-repeated="1023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1">
          <table:table-cell table:style-name="ce18" office:value-type="string">
            <text:p>Fluxo De eventos normais</text:p>
          </table:table-cell>
          <table:table-cell table:style-name="ce18" office:value-type="string">
            <text:p>Precondi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3">
          <table:table-cell office:value-type="string">
            <text:p>Excluir CD/DVD</text:p>
          </table:table-cell>
          <table:table-cell office:value-type="string">
            <text:p>1. O item deve estar cadastrado</text:p>
          </table:table-cell>
          <table:table-cell office:value-type="string">
            <text:p>1. O administrador informa o número de série do CD/DVD 2. O sistema exibe o item desejado e pede uma confirmação 3. O administrador confirma e o item é excluído</text:p>
          </table:table-cell>
          <table:table-cell table:number-columns-repeated="1021"/>
        </table:table-row>
        <table:table-row table:style-name="ro13">
          <table:table-cell office:value-type="string">
            <text:p>Excluir livro</text:p>
          </table:table-cell>
          <table:table-cell office:value-type="string">
            <text:p>1. O item deve estar cadastrado</text:p>
          </table:table-cell>
          <table:table-cell office:value-type="string">
            <text:p>1. O administrador informa o ISBN do livro 2. O sistema exibe o item desejado e pede uma confirmação 3. O administrador confirma e o item é excluído</text:p>
          </table:table-cell>
          <table:table-cell table:number-columns-repeated="1021"/>
        </table:table-row>
        <table:table-row table:style-name="ro13">
          <table:table-cell office:value-type="string">
            <text:p>Excluir revista</text:p>
          </table:table-cell>
          <table:table-cell office:value-type="string">
            <text:p>1. O item deve estar cadastrado</text:p>
          </table:table-cell>
          <table:table-cell office:value-type="string">
            <text:p>1. O administrador informa o ISSN da revista 2. O sistema exibe o item desejado e pede uma confirmação 3. O administrador confirma e o item é excluí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table:style-name="ce18" office:value-type="string">
            <text:p>Fluxo de exceção</text:p>
          </table:table-cell>
          <table:table-cell table:style-name="ce18" office:value-type="string">
            <text:p>Exce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3">
          <table:table-cell office:value-type="string">
            <text:p>Excluir CD/DVD</text:p>
          </table:table-cell>
          <table:table-cell office:value-type="string">
            <text:p>1. Item inexistente</text:p>
          </table:table-cell>
          <table:table-cell office:value-type="string">
            <text:p>1a. Caso o item não seja encontrado, o sistema exibe uma tela informando o erro e pedindo para digitar o número de série novamente</text:p>
          </table:table-cell>
          <table:table-cell table:number-columns-repeated="1021"/>
        </table:table-row>
        <table:table-row table:style-name="ro12">
          <table:table-cell office:value-type="string">
            <text:p>Excluir livro</text:p>
          </table:table-cell>
          <table:table-cell office:value-type="string">
            <text:p>1. Item inexistente</text:p>
          </table:table-cell>
          <table:table-cell office:value-type="string">
            <text:p>1a. Caso o item não seja encontrado, o sistema exibe uma tela informando o erro e pedindo para digitar o ISBN novamente</text:p>
          </table:table-cell>
          <table:table-cell table:number-columns-repeated="1021"/>
        </table:table-row>
        <table:table-row table:style-name="ro12">
          <table:table-cell office:value-type="string">
            <text:p>Excluir revista</text:p>
          </table:table-cell>
          <table:table-cell office:value-type="string">
            <text:p>1. Item inexistente</text:p>
          </table:table-cell>
          <table:table-cell office:value-type="string">
            <text:p>1a. Caso o item não seja encontrado, o sistema exibe uma tela informando o erro e pedindo para digitar o ISSN novamen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2">
          <table:table-cell table:style-name="ce17" office:value-type="string">
            <text:p>Descrição do caso de Uso Atualizar status de item</text:p>
          </table:table-cell>
          <table:table-cell table:number-columns-repeated="1023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1">
          <table:table-cell table:style-name="ce18" office:value-type="string">
            <text:p>Fluxo De eventos normais</text:p>
          </table:table-cell>
          <table:table-cell table:style-name="ce18" office:value-type="string">
            <text:p>Precondi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4">
          <table:table-cell office:value-type="string">
            <text:p>Colocar item no carrinho</text:p>
          </table:table-cell>
          <table:table-cell office:value-type="string">
            <text:p>1. O item deve ter sido devolvido</text:p>
          </table:table-cell>
          <table:table-cell office:value-type="string">
            <text:p>1. Quando o funcionário realiza a devolução de um item, este deve informa o número do carrinho de destino do respectivo livro 2. O sistema marca o item como “No carrinho X”, onde 'X' é o número do carrinho</text:p>
          </table:table-cell>
          <table:table-cell table:number-columns-repeated="1021"/>
        </table:table-row>
        <table:table-row table:style-name="ro15">
          <table:table-cell office:value-type="string">
            <text:p>Colocar item na prateleira</text:p>
          </table:table-cell>
          <table:table-cell office:value-type="string">
            <text:p>1. O item deve estar cadastrado</text:p>
          </table:table-cell>
          <table:table-cell office:value-type="string">
            <text:p>1. Quando o funcionário movimentar itens do carrinho para a prateleira, aperta o botão “dar baixa” no carrinho 'X' 2. Os itens contidos no carrinho 'X' são marcados como “na prateleira” 3. O sistema guarda o último carrinho de cada item 4. O sistema disponibiliza essa informação para consulta dos usuários</text:p>
          </table:table-cell>
          <table:table-cell table:number-columns-repeated="1021"/>
        </table:table-row>
        <table:table-row table:style-name="ro13">
          <table:table-cell table:style-name="ce19" office:value-type="string">
            <text:p>Prorrogação de empréstimo</text:p>
          </table:table-cell>
          <table:table-cell table:style-name="ce19" office:value-type="string">
            <text:p>1. O item deve estar emprestado</text:p>
          </table:table-cell>
          <table:table-cell table:style-name="ce19" office:value-type="string">
            <text:p>1. Quando um usuário prorroga o empréstimo de algum item, o sistema atualiza o status para “prorrogado”. 2. O sistema atualiza a nova data de devolução do item</text:p>
          </table:table-cell>
          <table:table-cell table:number-columns-repeated="1021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1">
          <table:table-cell table:style-name="ce18" office:value-type="string">
            <text:p>Fluxo de exceção</text:p>
          </table:table-cell>
          <table:table-cell table:style-name="ce18" office:value-type="string">
            <text:p>Exce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3">
          <table:table-cell office:value-type="string">
            <text:p>Colocar item no carrinho</text:p>
          </table:table-cell>
          <table:table-cell table:style-name="ce19" office:value-type="string">
            <text:p>1. O carrinho está cheio</text:p>
          </table:table-cell>
          <table:table-cell table:style-name="ce19" office:value-type="string">
            <text:p>1a. Caso o carrinho esteja cheio, o sistema exibe uma tela informando o erro e pedindo par ao funcionário escolher outro carrinho</text:p>
          </table:table-cell>
          <table:table-cell table:number-columns-repeated="1021"/>
        </table:table-row>
        <table:table-row table:style-name="ro13">
          <table:table-cell office:value-type="string">
            <text:p>Colocar item na prateleira</text:p>
          </table:table-cell>
          <table:table-cell table:style-name="ce19" office:value-type="string">
            <text:p>1. O carrinho está vazio</text:p>
          </table:table-cell>
          <table:table-cell table:style-name="ce19" office:value-type="string">
            <text:p>1a. Caso a prateleira esteja cheia, o sistema exibe uma tela informando o erro e pedindo par ao funcionário escolher outro carrinho</text:p>
          </table:table-cell>
          <table:table-cell table:number-columns-repeated="1021"/>
        </table:table-row>
        <table:table-row table:style-name="ro1">
          <table:table-cell table:style-name="ce19" table:number-columns-repeated="3"/>
          <table:table-cell table:number-columns-repeated="1021"/>
        </table:table-row>
        <table:table-row table:style-name="ro12">
          <table:table-cell table:style-name="ce17" office:value-type="string">
            <text:p>Descrição do caso de Uso Zerar histórico</text:p>
          </table:table-cell>
          <table:table-cell table:number-columns-repeated="1023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1">
          <table:table-cell table:style-name="ce18" office:value-type="string">
            <text:p>Fluxo De eventos normais</text:p>
          </table:table-cell>
          <table:table-cell table:style-name="ce18" office:value-type="string">
            <text:p>Precondi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2">
          <table:table-cell office:value-type="string">
            <text:p>Apagar histórico do usuário</text:p>
          </table:table-cell>
          <table:table-cell office:value-type="string">
            <text:p>1. O usuário deve possuir histórico</text:p>
          </table:table-cell>
          <table:table-cell office:value-type="string">
            <text:p>1. Ao final de cada semestre o sistema apaga, automaticamente, o histórico de todos os usuários.</text:p>
          </table:table-cell>
          <table:table-cell table:number-columns-repeated="1021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1">
          <table:table-cell table:style-name="ce18" office:value-type="string">
            <text:p>Fluxo de exceção</text:p>
          </table:table-cell>
          <table:table-cell table:style-name="ce18" office:value-type="string">
            <text:p>Exce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2">
          <table:table-cell office:value-type="string">
            <text:p>Apagar histórico do usuário</text:p>
          </table:table-cell>
          <table:table-cell office:value-type="string">
            <text:p>1. Histórico vazio</text:p>
          </table:table-cell>
          <table:table-cell office:value-type="string">
            <text:p>1a. Caso o histórico de um usuário esteja vazio, o sistema não faz nada</text:p>
          </table:table-cell>
          <table:table-cell table:number-columns-repeated="1021"/>
        </table:table-row>
        <table:table-row table:style-name="ro1" table:number-rows-repeated="3">
          <table:table-cell table:style-name="ce10" table:number-columns-repeated="3"/>
          <table:table-cell table:number-columns-repeated="1021"/>
        </table:table-row>
        <table:table-row table:style-name="ro1">
          <table:table-cell table:style-name="ce20" table:number-columns-repeated="3"/>
          <table:table-cell table:number-columns-repeated="1021"/>
        </table:table-row>
        <table:table-row table:style-name="ro12">
          <table:table-cell table:style-name="ce17" office:value-type="string">
            <text:p>Descrição do caso de Uso Validar usuário</text:p>
          </table:table-cell>
          <table:table-cell table:style-name="ce19" table:number-columns-repeated="2"/>
          <table:table-cell table:number-columns-repeated="1021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1">
          <table:table-cell table:style-name="ce18" office:value-type="string">
            <text:p>Fluxo De eventos normais</text:p>
          </table:table-cell>
          <table:table-cell table:style-name="ce18" office:value-type="string">
            <text:p>Precondi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3">
          <table:table-cell office:value-type="string">
            <text:p>Validar usuário</text:p>
          </table:table-cell>
          <table:table-cell office:value-type="string">
            <text:p>1. O usuário deve estar cadastrado</text:p>
          </table:table-cell>
          <table:table-cell office:value-type="string">
            <text:p>1. O funcionário informa a matrícula do usuário. 2. O sistema retorna com os dados do usuário. 3. O funcionário aperta o botão “Validar usuário”. 4. O sistema valida o usuário</text:p>
          </table:table-cell>
          <table:table-cell table:number-columns-repeated="1021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1">
          <table:table-cell table:style-name="ce18" office:value-type="string">
            <text:p>Fluxo de exceção</text:p>
          </table:table-cell>
          <table:table-cell table:style-name="ce18" office:value-type="string">
            <text:p>Exce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2">
          <table:table-cell office:value-type="string">
            <text:p>Validar usuário</text:p>
          </table:table-cell>
          <table:table-cell office:value-type="string">
            <text:p>3. Usuário já validado</text:p>
          </table:table-cell>
          <table:table-cell office:value-type="string">
            <text:p>3a. Caso o usuário já esteja validado, o sistema retornará uma tela informando o carr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2">
          <table:table-cell table:style-name="ce17" office:value-type="string">
            <text:p>Descrição do caso de Uso Renovar empréstimo</text:p>
          </table:table-cell>
          <table:table-cell table:number-columns-repeated="1023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1">
          <table:table-cell table:style-name="ce18" office:value-type="string">
            <text:p>Fluxo De eventos normais</text:p>
          </table:table-cell>
          <table:table-cell table:style-name="ce18" office:value-type="string">
            <text:p>Precondi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2">
          <table:table-cell office:value-type="string">
            <text:p>Estender período de empréstimo</text:p>
          </table:table-cell>
          <table:table-cell office:value-type="string">
            <text:p>1. O usuário deve possuir itens em seu nome</text:p>
          </table:table-cell>
          <table:table-cell office:value-type="string">
            <text:p>1. usuário seleciona o botão “prorrogar empréstimo” 2. O sistema prorroga o empréstimo por um tempo estipulado.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table:style-name="ce18" office:value-type="string">
            <text:p>Fluxo de exceção</text:p>
          </table:table-cell>
          <table:table-cell table:style-name="ce18" office:value-type="string">
            <text:p>Exce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2">
          <table:table-cell office:value-type="string">
            <text:p>Estender período de empréstimo</text:p>
          </table:table-cell>
          <table:table-cell office:value-type="string">
            <text:p>1. Item já foi prorrogado</text:p>
          </table:table-cell>
          <table:table-cell office:value-type="string">
            <text:p>1. Caso o empréstimo do time já tenha sido prorrogado, o sistema exibe uma mensagem informando o err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2">
          <table:table-cell table:style-name="ce17" office:value-type="string">
            <text:p>Descrição do caso de Uso Zerar carrinh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1">
          <table:table-cell table:style-name="ce18" office:value-type="string">
            <text:p>Fluxo De eventos normais</text:p>
          </table:table-cell>
          <table:table-cell table:style-name="ce18" office:value-type="string">
            <text:p>Precondi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3">
          <table:table-cell office:value-type="string">
            <text:p>Esvaziar carrinho</text:p>
          </table:table-cell>
          <table:table-cell office:value-type="string">
            <text:p>1. O carrinho não pode estar vazio</text:p>
          </table:table-cell>
          <table:table-cell office:value-type="string">
            <text:p>1. O funcionário aperta o botão “Esvaziar carrinho”. 2. O funcionário insere o número do carrinho. 3. O sistema aciona o caso de uso “Atualizar status de item”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table:style-name="ce18" office:value-type="string">
            <text:p>Fluxo de exceção</text:p>
          </table:table-cell>
          <table:table-cell table:style-name="ce18" office:value-type="string">
            <text:p>Exce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2">
          <table:table-cell office:value-type="string">
            <text:p>Esvaziar carrinho</text:p>
          </table:table-cell>
          <table:table-cell office:value-type="string">
            <text:p>1. Carrinho vazio</text:p>
          </table:table-cell>
          <table:table-cell office:value-type="string">
            <text:p>1. Caso o carrinho esteja vazio, o sistema exibirá uma tela informando o erro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2">
          <table:table-cell table:style-name="ce17" office:value-type="string">
            <text:p>Descrição do caso de Uso Gerar relatório</text:p>
          </table:table-cell>
          <table:table-cell table:number-columns-repeated="1023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1">
          <table:table-cell table:style-name="ce18" office:value-type="string">
            <text:p>Fluxo De eventos normais</text:p>
          </table:table-cell>
          <table:table-cell table:style-name="ce18" office:value-type="string">
            <text:p>Precondi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3">
          <table:table-cell office:value-type="string">
            <text:p>Gerar relatório</text:p>
          </table:table-cell>
          <table:table-cell office:value-type="string">
            <text:p>1. Devem existir dados na base de dados do sistema</text:p>
          </table:table-cell>
          <table:table-cell office:value-type="string">
            <text:p>1. O Administrador aperta o botão “Gerar relatório”. 2. O sistema exibirá um relatório com todas as informações pertinentes sobre o acervo e seus usuári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table:style-name="ce18" office:value-type="string">
            <text:p>Fluxo de exceção</text:p>
          </table:table-cell>
          <table:table-cell table:style-name="ce18" office:value-type="string">
            <text:p>Exce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2">
          <table:table-cell office:value-type="string">
            <text:p>Gerar relatório</text:p>
          </table:table-cell>
          <table:table-cell office:value-type="string">
            <text:p>1. Base de dados vazia</text:p>
          </table:table-cell>
          <table:table-cell office:value-type="string">
            <text:p>1a. Caso a base de dados esteja vazia, o sistema exibirá uma tela informando a ocorrência.</text:p>
          </table:table-cell>
          <table:table-cell table:number-columns-repeated="1021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7" table:style-name="ta4"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number-columns-repeated="3" table:default-cell-style-name="ce22"/>
        <table:table-column table:style-name="co29" table:number-columns-repeated="1018" table:default-cell-style-name="ce10"/>
        <table:table-row table:style-name="ro6">
          <table:table-cell table:style-name="ce21" office:value-type="string">
            <text:p>Subsistema Atendiment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2">
          <table:table-cell table:style-name="ce23" office:value-type="string">
            <text:p>Descrição do caso de Uso Cadastrar usuário</text:p>
          </table:table-cell>
          <table:table-cell table:number-columns-repeated="1023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2">
          <table:table-cell table:style-name="ce24" office:value-type="string">
            <text:p>Fluxo De eventos normais</text:p>
          </table:table-cell>
          <table:table-cell table:style-name="ce24" office:value-type="string">
            <text:p>Precondição</text:p>
          </table:table-cell>
          <table:table-cell table:style-name="ce24" office:value-type="string">
            <text:p>Descrição</text:p>
          </table:table-cell>
          <table:table-cell table:number-columns-repeated="1021"/>
        </table:table-row>
        <table:table-row table:style-name="ro12">
          <table:table-cell office:value-type="string">
            <text:p>Incluir usuário</text:p>
          </table:table-cell>
          <table:table-cell office:value-type="string">
            <text:p>1. O usuário não pode estar cadastrado</text:p>
          </table:table-cell>
          <table:table-cell office:value-type="string">
            <text:p>1. O funcionário insere os dados do usuário. 2. O funcionário aperta o botão “Cadastrar”. 3. O usuário é cadastrado</text:p>
          </table:table-cell>
          <table:table-cell table:number-columns-repeated="1021"/>
        </table:table-row>
        <table:table-row table:style-name="ro14">
          <table:table-cell office:value-type="string">
            <text:p>Excluir usuário</text:p>
          </table:table-cell>
          <table:table-cell office:value-type="string">
            <text:p>1. O usuário deve estar cadastrado</text:p>
          </table:table-cell>
          <table:table-cell office:value-type="string">
            <text:p>1. O funcionário informa a matrícula do usuário a ser excluído. 2. O sistema exibe uma tela com os dados do usuário e pedindo confirmação 3. O funcionário confirma 4. O usuário é excluído</text:p>
          </table:table-cell>
          <table:table-cell table:number-columns-repeated="1021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1">
          <table:table-cell table:style-name="ce24" office:value-type="string">
            <text:p>Fluxo de exceção</text:p>
          </table:table-cell>
          <table:table-cell table:style-name="ce24" office:value-type="string">
            <text:p>Exceção</text:p>
          </table:table-cell>
          <table:table-cell table:style-name="ce24" office:value-type="string">
            <text:p>Descrição</text:p>
          </table:table-cell>
          <table:table-cell table:number-columns-repeated="1021"/>
        </table:table-row>
        <table:table-row table:style-name="ro12">
          <table:table-cell office:value-type="string">
            <text:p>Incluir usuário</text:p>
          </table:table-cell>
          <table:table-cell office:value-type="string">
            <text:p>1. Usuário já existe</text:p>
          </table:table-cell>
          <table:table-cell office:value-type="string">
            <text:p>2a. Caso o usuário já exista, o sistema exibe uma tela informando o erro</text:p>
          </table:table-cell>
          <table:table-cell table:number-columns-repeated="1021"/>
        </table:table-row>
        <table:table-row table:style-name="ro12">
          <table:table-cell office:value-type="string">
            <text:p>Excluir usuário</text:p>
          </table:table-cell>
          <table:table-cell office:value-type="string">
            <text:p>1. Usuário não existe</text:p>
          </table:table-cell>
          <table:table-cell office:value-type="string">
            <text:p>2a. Caso o usuário não exista, o sistema exibe uma tela informando o err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2">
          <table:table-cell table:style-name="ce17" office:value-type="string">
            <text:p>Descrição do caso de Uso Devolver item</text:p>
          </table:table-cell>
          <table:table-cell table:style-name="ce19" table:number-columns-repeated="2"/>
          <table:table-cell table:number-columns-repeated="1021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2">
          <table:table-cell table:style-name="ce18" office:value-type="string">
            <text:p>Fluxo De eventos normais</text:p>
          </table:table-cell>
          <table:table-cell table:style-name="ce18" office:value-type="string">
            <text:p>Precondição</text:p>
          </table:table-cell>
          <table:table-cell table:style-name="ce18" office:value-type="string">
            <text:p>Descrição</text:p>
          </table:table-cell>
          <table:table-cell table:number-columns-repeated="1021"/>
        </table:table-row>
        <table:table-row table:style-name="ro16">
          <table:table-cell table:style-name="ce19" office:value-type="string">
            <text:p>Devolução de item</text:p>
          </table:table-cell>
          <table:table-cell table:style-name="ce19" office:value-type="string">
            <text:p>1. O item deve ter sido emprestado</text:p>
          </table:table-cell>
          <table:table-cell table:style-name="ce19" office:value-type="string">
            <text:p>1. O funcionário seleciona o botão “devolução”. 2. O funcionário informa o número identificador do item 3. O funcionário pede para o usuário digitar a matrícula. 4 O sistema exibe uma tela com as informações sobre aquele empréstimo 5. O caso de uso “Atualizar status de item” é acionado</text:p>
          </table:table-cell>
          <table:table-cell table:number-columns-repeated="1021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1">
          <table:table-cell table:style-name="ce24" office:value-type="string">
            <text:p>Fluxo de exceção</text:p>
          </table:table-cell>
          <table:table-cell table:style-name="ce24" office:value-type="string">
            <text:p>Exceção</text:p>
          </table:table-cell>
          <table:table-cell table:style-name="ce24" office:value-type="string">
            <text:p>Descrição</text:p>
          </table:table-cell>
          <table:table-cell table:number-columns-repeated="1021"/>
        </table:table-row>
        <table:table-row table:style-name="ro14">
          <table:table-cell table:style-name="ce19" office:value-type="string">
            <text:p>Devolução de item</text:p>
          </table:table-cell>
          <table:table-cell office:value-type="string">
            <text:p>1. O item já está devolvido</text:p>
          </table:table-cell>
          <table:table-cell office:value-type="string">
            <text:p>1. Casso o funcionário informa um número identificador de item que esteja no acervo, o sistema exibirá uma tela informando o erro e pedindo para que uma nova identificação seja digitada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 table:style-name="ce21" office:value-type="string">
            <text:p>Subsistema Bloqueio</text:p>
          </table:table-cell>
          <table:table-cell table:number-columns-repeated="1023"/>
        </table:table-row>
        <table:table-row table:style-name="ro12">
          <table:table-cell table:style-name="ce23" office:value-type="string">
            <text:p>Descrição do caso de Uso Bloquear usuário</text:p>
          </table:table-cell>
          <table:table-cell table:number-columns-repeated="1023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2">
          <table:table-cell table:style-name="ce24" office:value-type="string">
            <text:p>Fluxo De eventos normais</text:p>
          </table:table-cell>
          <table:table-cell table:style-name="ce24" office:value-type="string">
            <text:p>Precondição</text:p>
          </table:table-cell>
          <table:table-cell table:style-name="ce24" office:value-type="string">
            <text:p>Descrição</text:p>
          </table:table-cell>
          <table:table-cell table:number-columns-repeated="1021"/>
        </table:table-row>
        <table:table-row table:style-name="ro12">
          <table:table-cell office:value-type="string">
            <text:p>Tornar usuário inativo</text:p>
          </table:table-cell>
          <table:table-cell office:value-type="string">
            <text:p>1. Usuário precisa estar validado</text:p>
          </table:table-cell>
          <table:table-cell office:value-type="string">
            <text:p>1. O sistema bloqueia todos os usuários validados ao final do semestre</text:p>
          </table:table-cell>
          <table:table-cell table:number-columns-repeated="1021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1">
          <table:table-cell table:style-name="ce24" office:value-type="string">
            <text:p>Fluxo de exceção</text:p>
          </table:table-cell>
          <table:table-cell table:style-name="ce24" office:value-type="string">
            <text:p>Exceção</text:p>
          </table:table-cell>
          <table:table-cell table:style-name="ce24" office:value-type="string">
            <text:p>Descrição</text:p>
          </table:table-cell>
          <table:table-cell table:number-columns-repeated="1021"/>
        </table:table-row>
        <table:table-row table:style-name="ro6">
          <table:table-cell office:value-type="string">
            <text:p>Tornar usuário inativo</text:p>
          </table:table-cell>
          <table:table-cell office:value-type="string">
            <text:p>1. Usuário bloqueado</text:p>
          </table:table-cell>
          <table:table-cell office:value-type="string">
            <text:p>1a. Caso o usuário já esteja bloqueado, o sistema não faz nada</text:p>
          </table:table-cell>
          <table:table-cell table:number-columns-repeated="1021"/>
        </table:table-row>
        <table:table-row table:style-name="ro6">
          <table:table-cell office:value-type="string">
            <text:p>Tornar usuário inativo</text:p>
          </table:table-cell>
          <table:table-cell office:value-type="string">
            <text:p>1. Usuário não validado</text:p>
          </table:table-cell>
          <table:table-cell office:value-type="string">
            <text:p>1a. Caso o usuário não esteja validado, o sistema não faz nada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8" table:style-name="ta4">
        <table:table-column table:style-name="co30" table:default-cell-style-name="ce26"/>
        <table:table-column table:style-name="co31" table:default-cell-style-name="ce26"/>
        <table:table-column table:style-name="co29" table:number-columns-repeated="4" table:default-cell-style-name="ce26"/>
        <table:table-row table:style-name="ro11">
          <table:table-cell table:style-name="ce25" office:value-type="string">
            <text:p>Subsistema</text:p>
          </table:table-cell>
          <table:table-cell table:style-name="ce6" office:value-type="string">
            <text:p>Descrição</text:p>
          </table:table-cell>
          <table:table-cell table:number-columns-repeated="4"/>
        </table:table-row>
        <table:table-row table:style-name="ro14">
          <table:table-cell table:style-name="ce12" office:value-type="string">
            <text:p>Controle do acervo</text:p>
          </table:table-cell>
          <table:table-cell table:style-name="ce5" office:value-type="string">
            <text:p>Envolve todas as funcionalidade relacionadas diretamente com os itens presentes no acervo, tais como, cadastro atualização, alteração, exclusão, consultas, relatórios e validação</text:p>
          </table:table-cell>
          <table:table-cell table:number-columns-repeated="4"/>
        </table:table-row>
        <table:table-row table:style-name="ro13">
          <table:table-cell table:style-name="ce12" office:value-type="string">
            <text:p>Atendimento</text:p>
          </table:table-cell>
          <table:table-cell table:style-name="ce5" office:value-type="string">
            <text:p>Envolve todas as funcionalidades relacionadas com o atendimento dos usuários, tais como, cadastro dos mesmos, validação e devolução de itens</text:p>
          </table:table-cell>
          <table:table-cell table:number-columns-repeated="4"/>
        </table:table-row>
        <table:table-row table:style-name="ro11">
          <table:table-cell table:style-name="ce5" office:value-type="string">
            <text:p>Boqueio</text:p>
          </table:table-cell>
          <table:table-cell table:style-name="ce5" office:value-type="string">
            <text:p>Envolve a funcionalidade de bloquear os usuários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2"/>
          <table:table-cell table:number-columns-repeated="4"/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name="__Anonymous_Sheet_DB__5" table:target-range-address="Plan6.A103:Plan6.C106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scale-to="78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5">
      <style:page-layout-properties fo:page-width="21.001cm" fo:page-height="29.7cm" fo:margin-top="0.801cm" fo:margin-bottom="0.801cm" fo:margin-left="1.3cm" fo:margin-right="1.3cm" style:shadow="none" fo:background-color="transparent" style:print-page-order="ltr" style:scale-to="76%" style:print="charts drawings objects">
        <style:background-image/>
      </style:page-layout-properties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2">22/06/2012</text:date>, <text:time>17:03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Jass</meta:initial-creator>
    <dc:creator>Danilo </dc:creator>
    <meta:creation-date>2012-06-15T19:54:00Z</meta:creation-date>
    <dc:date>2012-06-22T17:03:53</dc:date>
    <meta:editing-cycles>103</meta:editing-cycles>
    <meta:editing-duration>PT10H53M48S</meta:editing-duration>
    <meta:printed-by>Danilo </meta:printed-by>
    <meta:print-date>2012-06-22T17:02:11</meta:print-date>
    <meta:document-statistic meta:table-count="8" meta:cell-count="485" meta:object-count="0"/>
  </office:meta>
</office:document-meta>
</file>